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721e" officeooo:paragraph-rsid="000d721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38449650560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384497696296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3844976994208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3844976994800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38449769953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44976996016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3844976996672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384497699732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44976998032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3844976998656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38449769992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44976999984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38449770006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44977001392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3844977002096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3844977002800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384497700350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38449770047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44977005456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3844977006160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384497700689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44977007632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3844977008368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384497700910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44977100000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38449771007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 table:style-name="TableLine93844976974608"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 table:style-name="TableLine93844977112304">
          <table:table-cell table:style-name="Table1.A2" office:value-type="string">
            <text:p text:style-name="P2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3844977113072"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 table:style-name="TableLine93844977113568"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 table:style-name="TableLine93844977114160"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 table:style-name="TableLine93844977114704"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10">Blalblabla.</text:p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4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<text:s text:c="2"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3844964937408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4498670371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44986706064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44986707440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3844986712944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3844986718288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44986720592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0-26T01:11:12.506166317</dc:date>
    <meta:editing-duration>P1DT1H47M43S</meta:editing-duration>
    <meta:editing-cycles>191</meta:editing-cycles>
    <meta:document-statistic meta:table-count="3" meta:image-count="0" meta:object-count="0" meta:page-count="3" meta:paragraph-count="122" meta:word-count="812" meta:character-count="4081" meta:non-whitespace-character-count="3809"/>
  </office:meta>
</office:document-meta>
</file>